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2cm" svg:x="2.9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7cm" svg:y1="6.7cm" svg:x2="3.7cm" svg:y2="4.1cm">
          <text:p/>
        </draw:line>
        <draw:line draw:style-name="gr2" draw:text-style-name="P1" draw:layer="layout" svg:x1="2.8cm" svg:y1="5.1cm" svg:x2="4.5cm" svg:y2="5.1cm">
          <text:p/>
        </draw:line>
        <draw:line draw:style-name="gr2" draw:text-style-name="P1" draw:layer="layout" svg:x1="3.7cm" svg:y1="6.7cm" svg:x2="2.9cm" svg:y2="7.7cm">
          <text:p/>
        </draw:line>
        <draw:line draw:style-name="gr2" draw:text-style-name="P1" draw:layer="layout" svg:x1="4.3cm" svg:y1="7.7cm" svg:x2="3.7cm" svg:y2="6.7cm">
          <text:p/>
        </draw:line>
        <draw:frame draw:style-name="gr3" draw:layer="layout" svg:width="1.84cm" svg:height="0.962cm" svg:x="2.46cm" svg:y="1.238cm">
          <draw:text-box>
            <text:p>User</text:p>
          </draw:text-box>
        </draw:frame>
        <draw:custom-shape draw:style-name="gr4" draw:text-style-name="P1" draw:layer="layout" svg:width="12.9cm" svg:height="21.3cm" svg:x="5.9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9cm" svg:height="3.6cm" svg:x="6.2cm" svg:y="4.9cm">
          <text:p text:style-name="P1">Add/Edit reci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9cm" svg:height="3.6cm" svg:x="6.3cm" svg:y="8.9cm">
          <text:p text:style-name="P1">Publish Reci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9cm" svg:height="3.6cm" svg:x="6.3cm" svg:y="12.9cm">
          <text:p text:style-name="P1">Search &amp; Download</text:p>
          <text:p text:style-name="P1">Reci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9cm" svg:height="3.6cm" svg:x="6.2cm" svg:y="16.9cm">
          <text:p text:style-name="P1">Email reci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9cm" svg:y1="4.6cm" svg:x2="7.3cm" svg:y2="6.4cm">
          <text:p/>
        </draw:line>
        <draw:line draw:style-name="gr2" draw:text-style-name="P1" draw:layer="layout" svg:x1="4.7cm" svg:y1="5.3cm" svg:x2="7.6cm" svg:y2="10.8cm">
          <text:p/>
        </draw:line>
        <draw:line draw:style-name="gr2" draw:text-style-name="P1" draw:layer="layout" svg:x1="4.5cm" svg:y1="6.5cm" svg:x2="6.8cm" svg:y2="14cm">
          <text:p/>
        </draw:line>
        <draw:line draw:style-name="gr2" draw:text-style-name="P1" draw:layer="layout" svg:x1="3.8cm" svg:y1="8.2cm" svg:x2="7cm" svg:y2="1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</meta:initial-creator>
    <meta:creation-date>2013-02-12T15:24:22</meta:creation-date>
    <dc:date>2013-02-12T15:36:19</dc:date>
    <dc:creator>Mike </dc:creator>
    <meta:editing-duration>P0D</meta:editing-duration>
    <meta:editing-cycles>1</meta:editing-cycles>
    <meta:document-statistic meta:object-count="15"/>
    <meta:generator>LibreOffice/3.5$Linux_X86_64 LibreOffice_project/350m1$Build-2</meta:generator>
  </office:meta>
</office:document-meta>
</file>